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existantModuleConfig.NonexistantModul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gisterActionServlet.processUnhandledAction( HttpServletRequest request , HttpServletResponse respons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gisterActionServ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RegisterActionServlet.initModuleConfig( String prefix , String path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AutoRegisterActionServlet.defaultMessageResourcesConfig( ModuleConfig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utoRegisterActionServlet.addModuleConfigLocator( String locatorClassName , ArrayList locato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utoRegisterActionServlet.getIni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RegisterActionServlet.getConfigResourceAsStream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utoRegisterActionServlet.getConfigResource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ssingRootModuleControllerConfig.MissingRootModuleControll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gisterActionServlet.setupModuleConfigLocator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utoRegisterActionServlet.isAutoLoadModulePath( String modulePath ,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oRegisterActionServlet.getModuleConfig( String modulePath ,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gisterActionServlet.getModuleConfPath( String modul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utoRegisterActionServlet.writeObject( ObjectOutputStream 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utoRegisterActionServlet.clearRegisteredModu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utoRegisterActionServlet.initConfigDige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RegisterActionServlet.getDefaultModuleConfigLoc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gisterActionServlet.ensureModuleRegistered( String module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utoRegisterActionServlet.readObject( Object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RegisterActionServlet.getModuleConfigLoc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gisterActionServlet.registerModule( String modulePath , String configFile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utoRegisterActionServlet.getInitParameter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oRegisterActionServlet.ensureModuleRegistered( String modulePath ,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gisterActionServle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RegisterActionServlet.moduleCanHandlePath( ModuleConfig moduleConfig , RequestProcessor rp , String servle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RegisterActionServlet.process( HttpServletRequest request , HttpServletResponse respons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AutoRegisterActionServlet.defaultControllerConfig( ModuleConfig confi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